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 style:text-underline-style="solid" style:text-underline-width="auto" style:text-underline-color="font-color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acob Ezekie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5638</text:p>
      <text:p text:style-name="P6">Date (derived from Gregorian calendar)<text:tab/>September 3, 1878</text:p>
      <text:p text:style-name="P6">Month<text:tab/><text:tab/><text:tab/><text:tab/><text:tab/><text:tab/>September</text:p>
      <text:p text:style-name="P6">Year<text:tab/><text:tab/><text:tab/><text:tab/><text:tab/><text:tab/>1878</text:p>
      <text:p text:style-name="P6">Hebrew Date<text:tab/><text:tab/><text:tab/><text:tab/><text:tab/></text:p>
      <text:p text:style-name="P6">Undated</text:p>
      <text:p text:style-name="P6">City<text:tab/><text:tab/><text:tab/><text:tab/><text:tab/><text:tab/>Cincinnati</text:p>
      <text:p text:style-name="P6">State<text:tab/><text:tab/><text:tab/><text:tab/><text:tab/><text:tab/>OH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gal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Julius Wise, Dr. Luzzatto, Isaac Wise, Strause, Mr Bettraum, Dr. Voorsanger</text:p>
      <text:p text:style-name="P6">Additional Places mentioned: Philadelphia, New York, Memphis</text:p>
      <text:p text:style-name="P6">Additional Dates mentioned:</text:p>
      <text:p text:style-name="P6"/>
      <text:p text:style-name="P6">VI. Notes</text:p>
      <text:p text:style-name="P6"/>
      <text:p text:style-name="P6">Available AJA Microfilm, Reel #208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Page 1]</text:p>
      <text:p text:style-name="P3">[Seal of the Hebrew Union College]<text:tab/><text:tab/>[Seal of the Union of American Hebrew Congregations]</text:p>
      <text:p text:style-name="P2">[Hebrew]/</text:p>
      <text:p text:style-name="P2">OFFICE OF SECRETARY,/</text:p>
      <text:p text:style-name="P2">BOARD OF GOVERNORS/</text:p>
      <text:p text:style-name="P2">OF THE/</text:p>
      <text:p text:style-name="P2">Hebrew Union College./</text:p>
      <text:p text:style-name="P4">Cincinnati, Sept 3<text:span text:style-name="T1">d</text:span><text:span text:style-name="T3"> 5638./</text:span></text:p>
      <text:p text:style-name="P7">1878./</text:p>
      <text:p text:style-name="P8">Rev. S. Morais/</text:p>
      <text:p text:style-name="P8"><text:tab/>My dear friend./</text:p>
      <text:p text:style-name="P3"><text:span text:style-name="T3"><text:tab/><text:tab/>Your last and welcome favour came/ duly to hand, which as usual I perused with much pleas-/ure. <text:s/>Your remarks concerning young Strause were duly/ appreciated I trust he may grow up in </text:span><text:span text:style-name="T3">full realization/ of all our expectations. <text:s/>I am pleased to learn that/ an effort will be made in Phila to rear an advanced/ class of Boys in the routine of our preparatory grades/ that may be put under the auspices of our Union/ next year. <text:s/>I like to see the rivalry between Phil</text:span><text:span text:style-name="T2">a</text:span><text:span text:style-name="T3"> and/ New York. <text:s/>We opened the new session yesterday at/ 4 P.M. Twenty five boys registered their names, Dr Wise'/ address was really good, and when he spoke of the/ death of one of our last students* who died of the fever/ at Memphis </text:span><text:soft-page-break/><text:span text:style-name="T3">during vacation, our students all arose and/ recited the "Mourners Kadish" with the Dr. which was very/ inspiring indeed. <text:s/>Scarcely a dry eye could be seen/ in the room, his address will be in this weeks Is-/raelite, Mr Bettraum and Dr Voorsanger also spoke,/ * Moses S Hahn./</text:span></text:p>
      <text:p text:style-name="P8"/>
      <text:p text:style-name="P8">[Page 2]</text:p>
      <text:p text:style-name="P8"><text:tab/>Dr Julius Wise a son of Dr Wise is down with/ the fever at Memphis. <text:s/>God grant him a perfect cure,/ we hear from him that he is doing well so far./ <text:s/>The Dr has his troubles still keeps us, his faith in/ the will of God seems to strengthen him in order/ to bear his troubles./</text:p>
      <text:p text:style-name="P3"><text:span text:style-name="T3"><text:tab/>The Doctor requested me yesterday to say,/ that you will oblige him by ordering from your/ friend Dr Luzzatto a copy of all his </text:span><text:span text:style-name="T4">Hebrew</text:span><text:span text:style-name="T3">/ works for the present, and if they answer the/ purposes of the College more can be ordered, he/ can send them for the "</text:span><text:span text:style-name="T4">Hebrew Union College</text:span><text:span text:style-name="T3">"/ </text:span><text:span text:style-name="T4">Cincinnati</text:span><text:span text:style-name="T3"> care of Rev Dr Isaac M. Wise, then/ they come free of duty./</text:span></text:p>
      <text:p text:style-name="P8"><text:tab/>Young Strause says so far he is much pleased/ here, we will make his time agreeable, we have/ an excellent man &amp; his lady to take charge of the/ boys, has a nice house nearly opposite to Hannah/ and Freibergs./</text:p>
      <text:p text:style-name="P8"><text:tab/>I am sorry to learn dear Nina has contrac-/ted a cold again. <text:s/>After spending such a nice/ time at Cape May, please give our love to her,/ and all your dear ones./</text:p>
      <text:p text:style-name="P8"><text:tab/>Hoping this may meet you and all/ the dear ones well, I am as ever/ Yours truly xc/ Jacob Ezekie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3:13:24.50</meta:creation-date>
    <dc:date>2012-02-01T14:12:46.63</dc:date>
    <dc:creator>Penn Libraries</dc:creator>
    <meta:editing-duration>PT00H14M2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618" meta:character-count="3740"/>
  </office:meta>
</office:document-meta>
</file>